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778cm" svg:y="0.697cm">
          <draw:text-box>
            <text:p text:style-name="P1"><text:span text:style-name="T1">Holy Gospel</text:span></text:p>
            <text:p text:style-name="P1"><text:span text:style-name="T2">Luke 24:36–4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384cm" svg:height="6.263cm" svg:x="2.054cm" svg:y="0.741cm">
          <draw:text-box>
            <text:p text:style-name="P4"><text:span text:style-name="T3">36</text:span><text:span text:style-name="T4">As they were talking about these things, Jesus himself stood among them, and said to them, “Peace to you!” </text:span><text:span text:style-name="T3">37</text:span><text:span text:style-name="T4">But they were startled and frightened and thought they saw a spir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6" draw:layer="layout" svg:width="25.146cm" svg:height="7.766cm" svg:x="1.545cm" svg:y="0.796cm">
          <draw:text-box>
            <text:p text:style-name="P4"><text:span text:style-name="T3">38</text:span><text:span text:style-name="T4">And he said to them, “Why are you troubled, and why do doubts arise in your hearts? </text:span><text:span text:style-name="T3">39</text:span><text:span text:style-name="T4">See my hands and my feet, that it is I myself. Touch me, and see. For a spirit does not have flesh and bones as you see that I hav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4.892cm" svg:height="6.569cm" svg:x="1.697cm" svg:y="0.797cm">
          <draw:text-box>
            <text:p text:style-name="P4"><text:span text:style-name="T3">40</text:span><text:span text:style-name="T4">And when he had said this, he showed them his hands and his feet. </text:span><text:span text:style-name="T3">41</text:span><text:span text:style-name="T4">And while they still disbelieved for joy and were marveling, he said to them, “Have you anything here to eat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6" draw:text-style-name="P7" draw:layer="layout" svg:width="24.892cm" svg:height="9.269cm" svg:x="1.697cm" svg:y="0.797cm">
          <draw:text-box>
            <text:p text:style-name="P4"><text:span text:style-name="T3">42</text:span><text:span text:style-name="T4">They gave him a piece of broiled fish, </text:span><text:span text:style-name="T3">43</text:span><text:span text:style-name="T4">and he took it and ate before them.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4" draw:text-style-name="P6" draw:layer="layout" svg:width="24.638cm" svg:height="7.766cm" svg:x="1.524cm" svg:y="0.762cm">
          <draw:text-box>
            <text:p text:style-name="P4"><text:span text:style-name="T3">44</text:span><text:span text:style-name="T4">Then he said to them, “These are my words that I spoke to you while I was still with you, that everything written about me in the Law of Moses and the Prophets and the Psalms must be fulfilled.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3" draw:text-style-name="P8" draw:layer="layout" svg:width="24.638cm" svg:height="6.263cm" svg:x="1.626cm" svg:y="0.712cm">
          <draw:text-box>
            <text:p text:style-name="P4"><text:span text:style-name="T3">45</text:span><text:span text:style-name="T4">Then he opened their minds to understand the Scriptures, </text:span><text:span text:style-name="T3">46</text:span><text:span text:style-name="T4">and said to them, “Thus it is written, that the Christ should suffer and on the third day rise from the dea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Hymn_25_20template" presentation:presentation-page-layout-name="AL1T0">
        <draw:frame draw:style-name="gr3" draw:text-style-name="P9" draw:layer="layout" svg:width="24.892cm" svg:height="6.263cm" svg:x="1.524cm" svg:y="0.762cm">
          <draw:text-box>
            <text:p text:style-name="P4"><text:span text:style-name="T3">47</text:span><text:span text:style-name="T4">and that repentance and forgiveness of sins should be proclaimed in his name to all nations, beginning from Jerusalem. </text:span><text:span text:style-name="T3">48</text:span><text:span text:style-name="T4">You are witnesses of these thing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9" draw:master-page-name="Hymn_25_20template" presentation:presentation-page-layout-name="AL1T0">
        <draw:frame draw:style-name="gr7" draw:text-style-name="P8" draw:layer="layout" svg:width="24.13cm" svg:height="4.76cm" svg:x="2.01cm" svg:y="0.806cm">
          <draw:text-box>
            <text:p text:style-name="P4"><text:span text:style-name="T3">49</text:span><text:span text:style-name="T4">And behold, I am sending the promise of my Father upon you. But stay in the city until you are clothed with power from on hig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7T11:05:21.287000000</meta:creation-date>
    <dc:title>Hymn template</dc:title>
    <meta:editing-duration>PT7M6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4-12T16:25:22.752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4-17T11:05:20.991000000"/>
  </office:meta>
</office:document-meta>
</file>